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b2c" officeooo:paragraph-rsid="000ffb2c"/>
    </style:style>
    <style:style style:name="T1" style:family="text">
      <style:text-properties officeooo:rsid="00115e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4:59:43.262227792</meta:creation-date>
    <dc:date>2024-11-10T15:00:45.965374830</dc:date>
    <meta:editing-duration>PT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